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5 more minutes... plus 2
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'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/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/>
          <table:table-cell table:style-name="ce0"/>
          <table:table-cell table:style-name="ce0" office:value-type="string">
            <text:p>I, I made it in time, I swear!! The toilets were
all taken, but I made it behind a 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20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I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He appears to be asleep.)</text:p>
          </table:table-cell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 office:value-type="string">
            <text:p>Guard</text:p>
          </table:table-cell>
          <table:table-cell table:style-name="ce0" office:value-type="string">
            <text:p>The Knight Commander is currently
recuperating.</text:p>
          </table:table-cell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 office:value-type="string">
            <text:p>I am earnestly asking you not to make a rack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